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 for Data Science Certification Course<text:s text:c="3"/></text:span></text:p>
      <text:p text:style-name="P1"><text:span text:style-name="T1">support@intellipaat.com - +91-7022374614 - US: 1-800-216-8930 (Toll Free) </text:span></text:p>
      <text:p text:style-name="P2"><text:span text:style-name="T2">Conditional Statements Assignment<text:s text:c="2"/></text:span><text:span text:style-name="T3"/></text:p>
      <text:p text:style-name="P2"><text:span text:style-name="T3">Problem Statement:<text:s text:c="2"/></text:span></text:p>
      <text:p text:style-name="P2"><text:span text:style-name="T3">You work in XYZ Corporation as a Data Analyst. Your company has told you to work with the If- Else Conditions.<text:s text:c="2"/></text:span></text:p>
      <text:p text:style-name="P2"><text:span text:style-name="T3">Tasks to be performed: </text:span></text:p>
      <text:p text:style-name="P2"><text:span text:style-name="T3">1. Take three user inputs and print the greatest number from those inputs using if-else condition. Edge cases if any, should also be handled.<text:s text:c="2"/></text:span></text:p>
      <text:p text:style-name="P2"><text:span text:style-name="T4">Answer:</text:span></text:p>
      <text:p text:style-name="P2"><text:span text:style-name="T5">a=int(input('Enter 1st Number(A)<text:s text:c="3"/>:'))</text:span></text:p>
      <text:p text:style-name="P2"><text:span text:style-name="T5">b=int(input('Enter 2nd Number(B)<text:s text:c="3"/>:'))</text:span></text:p>
      <text:p text:style-name="P2"><text:span text:style-name="T5">c=int(input('Enter 3rd Number(C)<text:s text:c="3"/>:'))</text:span></text:p>
      <text:p text:style-name="P2"><text:span text:style-name="T5">if (a==b==c):</text:span></text:p>
      <text:p text:style-name="P2"><text:span text:style-name="T5"><text:s text:c="4"/>print('All are equal')</text:span></text:p>
      <text:p text:style-name="P2"><text:span text:style-name="T5">elif(a&gt;b):</text:span></text:p>
      <text:p text:style-name="P2"><text:span text:style-name="T5"><text:s text:c="4"/>if(c&gt;a):</text:span></text:p>
      <text:p text:style-name="P2"><text:span text:style-name="T5"><text:s text:c="8"/>print('C is Greater')</text:span></text:p>
      <text:p text:style-name="P2"><text:span text:style-name="T5"><text:s text:c="4"/>elif(c==a):</text:span></text:p>
      <text:p text:style-name="P2"><text:span text:style-name="T5"><text:s text:c="8"/>print('C and A are equal and Greater')</text:span></text:p>
      <text:p text:style-name="P2"><text:span text:style-name="T5"><text:s text:c="4"/>else:</text:span></text:p>
      <text:p text:style-name="P2"><text:span text:style-name="T5"><text:s text:c="6"/>print('A is Greater')</text:span></text:p>
      <text:p text:style-name="P2"><text:span text:style-name="T5">elif(a&gt;c):</text:span></text:p>
      <text:p text:style-name="P2"><text:span text:style-name="T5"><text:s text:c="4"/>if(b&gt;a):</text:span></text:p>
      <text:p text:style-name="P2"><text:span text:style-name="T5"><text:s text:c="8"/>print('B is Greater')</text:span></text:p>
      <text:p text:style-name="P2"><text:span text:style-name="T5"><text:s text:c="4"/>elif(a==b):</text:span></text:p>
      <text:p text:style-name="P2"><text:span text:style-name="T5"><text:s text:c="8"/>print('A and B are equal and Greater')</text:span></text:p>
      <text:p text:style-name="P2"><text:span text:style-name="T5"><text:s text:c="4"/>else:</text:span></text:p>
      <text:p text:style-name="P2"><text:span text:style-name="T5"><text:s text:c="6"/>print('A is Greater')</text:span></text:p>
      <text:p text:style-name="P2"><text:span text:style-name="T5">elif(b&gt;a):</text:span></text:p>
      <text:p text:style-name="P2"><text:span text:style-name="T5"><text:s text:c="4"/>if(c&gt;b):</text:span></text:p>
      <text:p text:style-name="P2"><text:span text:style-name="T5"><text:s text:c="8"/>print('C is Greater')</text:span></text:p>
      <text:p text:style-name="P2"><text:span text:style-name="T5"><text:s text:c="4"/>elif(c==b):</text:span></text:p>
      <text:p text:style-name="P2"><text:span text:style-name="T5"><text:s text:c="8"/>print('C and B are equal and Greater')</text:span></text:p>
      <text:p text:style-name="P2"><text:span text:style-name="T5"><text:s text:c="4"/>else:</text:span></text:p>
      <text:p text:style-name="P2"><text:span text:style-name="T5"><text:s text:c="6"/>print('B is Greater')</text:span></text:p>
      <text:p text:style-name="P2"><text:span text:style-name="T5">elif(b&gt;c):</text:span></text:p>
      <text:p text:style-name="P2"><text:span text:style-name="T5"><text:s text:c="4"/>if(a&gt;b):</text:span></text:p>
      <text:p text:style-name="P2"><text:span text:style-name="T5"><text:s text:c="8"/>print('A is Greater')</text:span></text:p>
      <text:p text:style-name="P2"><text:span text:style-name="T5"><text:s text:c="4"/>elif(a==b):</text:span></text:p>
      <text:p text:style-name="P2"><text:span text:style-name="T5"><text:s text:c="8"/>print('A and B are equal and Greater')</text:span></text:p>
      <text:p text:style-name="P2"><text:span text:style-name="T5"><text:s text:c="4"/>else:</text:span></text:p>
      <text:p text:style-name="P2"><text:span text:style-name="T5"><text:s text:c="6"/>print('B is Greater')</text:span></text:p>
      <text:p text:style-name="P2"><text:span text:style-name="T5">elif(c&gt;a):</text:span></text:p>
      <text:p text:style-name="P2"><text:span text:style-name="T5"><text:s text:c="4"/>if(b&gt;c):</text:span></text:p>
      <text:p text:style-name="P2"><text:span text:style-name="T5"><text:s text:c="8"/>print('B is Greater')</text:span></text:p>
      <text:p text:style-name="P2"><text:span text:style-name="T5"><text:s text:c="4"/>elif(c==b):</text:span></text:p>
      <text:p text:style-name="P2"><text:span text:style-name="T5"><text:s text:c="8"/>print('C and B are equal and Greater')</text:span></text:p>
      <text:p text:style-name="P2"><text:span text:style-name="T5"><text:s text:c="4"/>else:</text:span></text:p>
      <text:p text:style-name="P2"><text:span text:style-name="T5"><text:s text:c="6"/>print('C is Greater')</text:span></text:p>
      <text:p text:style-name="P2"><text:span text:style-name="T5">elif(c&gt;b):</text:span></text:p>
      <text:p text:style-name="P2"><text:span text:style-name="T5"><text:s text:c="4"/>if(a&gt;c):</text:span></text:p>
      <text:p text:style-name="P2"><text:span text:style-name="T5"><text:s text:c="8"/>print('A is Greater')</text:span></text:p>
      <text:p text:style-name="P2"><text:span text:style-name="T5"><text:s text:c="4"/>elif(c==a):</text:span></text:p>
      <text:p text:style-name="P2"><text:span text:style-name="T5"><text:s text:c="8"/>print('C and A are equal and Greater')</text:span></text:p>
      <text:p text:style-name="P2"><text:span text:style-name="T5"><text:s text:c="4"/>else:</text:span></text:p>
      <text:p text:style-name="P2"><text:span text:style-name="T5"><text:s text:c="6"/>print('C is Greater')</text:span></text:p>
      <text:p text:style-name="P2"><text:span text:style-name="T5">else:</text:span></text:p>
      <text:p text:style-name="P2"><text:span text:style-name="T5"><text:s text:c="3"/>print('Invalid Input'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